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2959609.675716" calcext:value-type="float">
            <text:p>92,959,610</text:p>
          </table:table-cell>
          <table:table-cell table:style-name="ce32"/>
          <table:table-cell table:style-name="ce11" table:formula="of:=[.W9]" office:value-type="float" office:value="5318370.75" calcext:value-type="float">
            <text:p>5,318,370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39" calcext:value-type="float">
            <text:p>50.39</text:p>
          </table:table-cell>
          <table:table-cell table:style-name="ce6"/>
          <table:table-cell table:style-name="ce12" table:formula="of:=[.V10]" office:value-type="percentage" office:value="50.39" calcext:value-type="percentage">
            <text:p>503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1" calcext:value-type="percentage">
            <text:p>181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894041.6924" calcext:value-type="float">
            <text:p>25894041.692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2959609.675716" calcext:value-type="float">
            <text:p>92959609.675716</text:p>
          </table:table-cell>
          <table:table-cell table:style-name="ce6" table:formula="of:=([.T11]+[.T12])/2" office:value-type="float" office:value="5318370.75" calcext:value-type="float">
            <text:p>5318370.7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025177.659032" calcext:value-type="float">
            <text:p>160025177.65903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39" calcext:value-type="percentage">
            <text:p>503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09274873524" calcext:value-type="percentage">
            <text:p>98.651%</text:p>
          </table:table-cell>
          <table:table-cell table:formula="of:=1/(1-[.R11])" office:value-type="float" office:value="74.1250000000001" calcext:value-type="float">
            <text:p>74.1250000000001</text:p>
          </table:table-cell>
          <table:table-cell table:formula="of:=[.$T$2]*[.S11]" office:value-type="float" office:value="5165919.50000001" calcext:value-type="float">
            <text:p>5165919.5000000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61146496815" calcext:value-type="percentage">
            <text:p>98.726%</text:p>
          </table:table-cell>
          <table:table-cell table:formula="of:=1/(1-[.R12])" office:value-type="float" office:value="78.5" calcext:value-type="float">
            <text:p>78.5</text:p>
          </table:table-cell>
          <table:table-cell table:formula="of:=[.$T$2]*[.S12]" office:value-type="float" office:value="5470822" calcext:value-type="float">
            <text:p>547082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8521068517" calcext:value-type="percentage">
            <text:p>98.689%</text:p>
          </table:table-cell>
          <table:table-cell table:style-name="ce14" table:formula="of:=([.S11]+[.S12])/2" office:value-type="float" office:value="76.3125000000001" calcext:value-type="float">
            <text:p>76.3</text:p>
          </table:table-cell>
          <table:table-cell table:formula="of:=[.$T$2]*[.S13]" office:value-type="float" office:value="5318370.75" calcext:value-type="float">
            <text:p>5318370.75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750%)" office:value-type="percentage" office:value="0.988023952095808" calcext:value-type="percentage">
            <text:p>98.802%</text:p>
          </table:table-cell>
          <table:table-cell table:formula="of:=1/(1-[.R16])" office:value-type="float" office:value="83.5000000000001" calcext:value-type="float">
            <text:p>83.5000000000001</text:p>
          </table:table-cell>
          <table:table-cell table:formula="of:=[.$T$2]*[.S16]" office:value-type="float" office:value="5819282.00000001" calcext:value-type="float">
            <text:p>5819282.0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750%)" office:value-type="percentage" office:value="0.988620199146515" calcext:value-type="percentage">
            <text:p>98.862%</text:p>
          </table:table-cell>
          <table:table-cell table:formula="of:=1/(1-[.R17])" office:value-type="float" office:value="87.8749999999996" calcext:value-type="float">
            <text:p>87.8749999999996</text:p>
          </table:table-cell>
          <table:table-cell table:formula="of:=[.$T$2]*[.S17]" office:value-type="float" office:value="6124184.49999997" calcext:value-type="float">
            <text:p>6124184.49999997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22075621162" calcext:value-type="percentage">
            <text:p>98.832%</text:p>
          </table:table-cell>
          <table:table-cell table:style-name="ce14" table:formula="of:=([.S16]+[.S17])/2" office:value-type="float" office:value="85.6874999999999" calcext:value-type="float">
            <text:p>85.7</text:p>
          </table:table-cell>
          <table:table-cell table:formula="of:=[.$T$2]*[.S18]" office:value-type="float" office:value="5971733.24999999" calcext:value-type="float">
            <text:p>5971733.24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39.0%" calcext:value-type="string">
            <text:p>Resilience: 5,039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39" calcext:value-type="percentage">
            <text:p>503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1" calcext:value-type="percentage">
            <text:p>18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89.0%" calcext:value-type="string">
            <text:p>w/Mantle: <text:s text:c="2"/>5,789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10.0%" calcext:value-type="string">
            <text:p>Damage+: <text:s text:c="3"/>1,81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89%     [hp x  76.31]" calcext:value-type="string">
            <text:p>Mitigation: <text:s text:c="6"/>98.689% <text:s text:c="4"/>[hp x <text:s/>76.31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18,370.8 [hp x 289.99]" calcext:value-type="string">
            <text:p>Effective Health: 5,318,370.8 [hp x 289.99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2%     [hp x  83.50]" calcext:value-type="string">
            <text:p>Mitigation: <text:s text:c="6"/>98.802% <text:s text:c="4"/>[hp x <text:s/>83.50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19,282.0 [hp x 317.30]" calcext:value-type="string">
            <text:p>Effective Health: 5,819,282.0 [hp x 317.3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1]: 1" calcext:value-type="string">
            <text:p>Available [2291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1" calcext:value-type="float">
            <text:p>2291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6  Monstrous" calcext:value-type="string">
            <text:p>1-6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95]+([.C95]-1)*20" office:value-type="float" office:value="6" calcext:value-type="float">
            <text:p>6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2   [52% - 84%] Wood Magic Resistance" calcext:value-type="string">
            <text:p>3-2 <text:s text:c="2"/>[52% - 84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62]+([.C162]-1)*20" office:value-type="float" office:value="42" calcext:value-type="float">
            <text:p>42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2%" calcext:value-type="string">
            <text:p>52%</text:p>
          </table:table-cell>
          <table:table-cell table:formula="of:=TEXT(VLOOKUP([.E162];[.$BI$2:.$BK$81];3);  &quot;0#%&quot;)" office:value-type="string" office:string-value="84%" calcext:value-type="string">
            <text:p>8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39.0%" calcext:value-type="string">
            <text:p>5,03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89.0%" calcext:value-type="string">
            <text:p>5,78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10.0%" calcext:value-type="string">
            <text:p>1,81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89%" calcext:value-type="string">
            <text:p>98.689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1" calcext:value-type="string">
            <text:p>76.31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18,370.8" calcext:value-type="string">
            <text:p>5,318,370.8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89.99" calcext:value-type="string">
            <text:p>289.99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2%" calcext:value-type="string">
            <text:p>98.802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0" calcext:value-type="string">
            <text:p>83.50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19,282.0" calcext:value-type="string">
            <text:p>5,819,282.0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30" calcext:value-type="string">
            <text:p>317.3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1" calcext:value-type="float">
            <text:p>2291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9:17:03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01T19:17:59.737000000</dc:date>
    <meta:generator>LibreOffice/7.0.5.2$Windows_X86_64 LibreOffice_project/64390860c6cd0aca4beafafcfd84613dd9dfb63a</meta:generator>
    <meta:editing-duration>P1DT4H23M</meta:editing-duration>
    <meta:editing-cycles>182</meta:editing-cycles>
    <meta:document-statistic meta:table-count="1" meta:cell-count="2142" meta:object-count="0"/>
    <meta:user-defined meta:name="AppVersion">16.0300</meta:user-defined>
  </office:meta>
</office:document-meta>
</file>